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updateRepeatingWithOptionBody( Pet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orForm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IndexForm.setColorIndex( Intege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updateRepeating( Pet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showRepe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orForm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updateSimple( Color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showRepeatingWithOption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tFor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showSimpleWithIn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orIndexForm.getColo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For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show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onCre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roller.updateSimpleWithIntKeys( ColorIndex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